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D1000026241A1D0FE8.svm"/>
  <manifest:file-entry manifest:media-type="" manifest:full-path="Pictures/200000070000335F00004CB12B499E20.svm"/>
  <manifest:file-entry manifest:media-type="" manifest:full-path="Pictures/200000070000235A0000099EE91CF384.svm"/>
  <manifest:file-entry manifest:media-type="" manifest:full-path="Pictures/20000007000035DA0000443870DBCF40.svm"/>
  <manifest:file-entry manifest:media-type="" manifest:full-path="Pictures/2000000700001CBC00001DFA958A8AE3.svm"/>
  <manifest:file-entry manifest:media-type="" manifest:full-path="Pictures/2000000700001E6400001D5B58C8116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74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游戏玩法</text:h>
      <text:p text:style-name="Standard"><draw:frame draw:style-name="fr2" draw:name="图形6" text:anchor-type="paragraph" svg:width="12.808cm" svg:height="8.297cm" draw:z-index="5"><draw:image xlink:href="Pictures/20000007000037D1000026241A1D0FE8.svm" xlink:type="simple" xlink:show="embed" xlink:actuate="onLoad"/></draw:frame></text:p>
      <text:p text:style-name="Standard">1.在给定范围内用每种颜色各绘制一条闭合回路</text:p>
      <text:p text:style-name="Standard">2.每种颜色必须有且只有一条回路</text:p>
      <text:p text:style-name="Standard">3.每种颜色的回路在每一行(列)中通过的格子数量需要与左侧(上方)的对应颜色数字相同</text:p>
      <text:p text:style-name="Standard">4.没有标记数字的行(列)不做限制</text:p>
      <text:p text:style-name="Standard">5.不同颜色的回路可以交叉，但不能有重合</text:p>
      <text:p text:style-name="Standard">6.玩家绘制的部分每一块上只能有一种颜色，且不能出现十字的情况</text:p>
      <text:p text:style-name="P1"><draw:frame draw:style-name="fr1" draw:name="图形1" text:anchor-type="paragraph" svg:x="0.975cm" svg:y="0cm" svg:width="9.051cm" svg:height="2.462cm" draw:z-index="0"><draw:image xlink:href="Pictures/200000070000235A0000099EE91CF384.svm" xlink:type="simple" xlink:show="embed" xlink:actuate="onLoad"/></draw:frame>上面三种情况只能由系统给出，玩家无法自行画出</text:p>
      <text:p text:style-name="P1">且第一种情况连线走向为左右连通，上下连通</text:p>
      <text:p text:style-name="P1"><draw:frame draw:style-name="fr1" draw:name="图形2" text:anchor-type="paragraph" svg:x="0.554cm" svg:y="1.378cm" svg:width="5.311cm" svg:height="5.415cm" draw:z-index="1"><draw:image xlink:href="Pictures/2000000700001CBC00001DFA958A8AE3.svm" xlink:type="simple" xlink:show="embed" xlink:actuate="onLoad"/></draw:frame><draw:frame draw:style-name="fr1" draw:name="图形3" text:anchor-type="paragraph" svg:x="6.881cm" svg:y="1.522cm" svg:width="5.149cm" svg:height="5.112cm" draw:z-index="2"><draw:image xlink:href="Pictures/2000000700001E6400001D5B58C8116B.svm" xlink:type="simple" xlink:show="embed" xlink:actuate="onLoad"/></draw:frame>左图为两条回路，不合法。右图为一条回路，合法</text:p>
      <text:h text:style-name="Heading_20_3" text:outline-level="3"><text:soft-page-break/></text:h>
      <text:h text:style-name="Heading_20_3" text:outline-level="3"/>
      <text:h text:style-name="Heading_20_3" text:outline-level="3">操作方法</text:h>
      <text:p text:style-name="Standard">1.选好颜色后，从一个方块中心移向另一个相邻方块中心，即可画出一条连接两个方块中心的连线。如果这两个中心之间已经有连线，颜色相同则删除，颜色不同则覆盖</text:p>
      <text:p text:style-name="Standard">2.部分非法情况无法绘制连线</text:p>
      <text:p text:style-name="Standard"><text:tab/>1.在系统给出的方块上试图朝给定方向连接不一样的颜色</text:p>
      <text:p text:style-name="Standard"><text:tab/>2.在玩家绘制的方块上试图绘制超过两条连线</text:p>
      <text:p text:style-name="Standard">3.点击方块可以进行标记，用来帮助玩家推理。每个方块上不同颜色分别单独标记</text:p>
      <text:h text:style-name="Heading_20_3" text:outline-level="3">待优化部分</text:h>
      <text:p text:style-name="Standard">1.美术资源优化。尤其是连线拐角增加一点弧度。十字也表现成桥搭的形式，让玩家能直接看出连接的方向</text:p>
      <text:p text:style-name="Standard">2.选中颜色的数字比未选中颜色的数字偏亮一些</text:p>
      <text:h text:style-name="Heading_20_3" text:outline-level="3">界面设计</text:h>
      <text:p text:style-name="Standard">游戏中若干关卡组成一个关卡包。关卡包分为免费部分和收费部分</text:p>
      <text:p text:style-name="Standard">免费关卡包需要前一个关卡完成度达到80%才能开启（第一个除外，需要教学关卡全部通过才能开启），每一个关卡包中的不同关卡也是达到不同完成度时才再开启。详细规则后述</text:p>
      <text:p text:style-name="Standard"/>
      <text:p text:style-name="Standard">收费关卡包，购买后其中所有的关卡都开启</text:p>
      <text:p text:style-name="Standard"/>
      <text:p text:style-name="P2">关卡包选择界面</text:p>
      <text:p text:style-name="P2"/>
      <text:p text:style-name="Standard"><draw:frame draw:style-name="fr2" draw:name="图形4" text:anchor-type="paragraph" svg:width="13.152cm" svg:height="19.634cm" draw:z-index="3"><draw:image xlink:href="Pictures/200000070000335F00004CB12B499E20.svm" xlink:type="simple" xlink:show="embed" xlink:actuate="onLoad"/></draw:frame><text:soft-page-break/></text:p>
      <text:p text:style-name="Standard">有免费和收费两个标签页供选择。考虑不用文字而是用图片代替</text:p>
      <text:p text:style-name="Standard"/>
      <text:p text:style-name="P1"><text:span text:style-name="T1">免费页</text:span></text:p>
      <text:p text:style-name="Standard">所有关卡包按固定顺序排列</text:p>
      <text:p text:style-name="Standard"/>
      <text:p text:style-name="Standard">已完成：显示一个奖杯，按照各关卡获得奖励情况，奖杯分为金银铜</text:p>
      <text:p text:style-name="Standard">未完成：新开放从未进入过的显示“新”字样，已进入过的没有特殊显示</text:p>
      <text:p text:style-name="Standard">未开放：显示一个锁</text:p>
      <text:p text:style-name="Standard"/>
      <text:p text:style-name="Standard">完成情况分两行格式为：</text:p>
      <text:p text:style-name="Standard"><text:soft-page-break/><text:tab/>&lt;已完成关卡数&gt;/&lt;总关卡数&gt; </text:p>
      <text:p text:style-name="Standard"><text:tab/>&lt;获得奖励&gt;/&lt;总奖励&gt;(&lt;完成度&gt;)</text:p>
      <text:p text:style-name="Standard">分行居中显示，尖括号不显示，完成度保留两位小数(0%和100%不显示小数部分）</text:p>
      <text:p text:style-name="Standard">未开启关卡包只显示总关卡数</text:p>
      <text:p text:style-name="Standard"/>
      <text:p text:style-name="Standard">移动到顶端时上箭头消失，移动到底端时下箭头消失</text:p>
      <text:p text:style-name="Standard"/>
      <text:p text:style-name="Standard"/>
      <text:p text:style-name="P1"><text:span text:style-name="T1">收费页</text:span></text:p>
      <text:p text:style-name="Standard">已购买的显示在未购买的前面，已购买的最晚买的越靠前。为购买的按固定顺序</text:p>
      <text:p text:style-name="Standard"/>
      <text:p text:style-name="Standard">已购买：规则同免费部分的已完成和未完成</text:p>
      <text:p text:style-name="Standard">未购买：显示一个礼包，并显示“购买”字样。其他规则同免费部分的未开放</text:p>
      <text:p text:style-name="Standard"/>
      <text:p text:style-name="Standard"/>
      <text:p text:style-name="P2">关卡选择界面</text:p>
      <text:p text:style-name="P3">所有关卡按固定顺序排列，下方居中显示难度和地图大小</text:p>
      <text:p text:style-name="P3"/>
      <text:p text:style-name="P3">已完成：显示奖励和记录。暂考虑就是按难度和完成时间计算1到3星</text:p>
      <text:p text:style-name="P3">未完成：啥都不显示</text:p>
      <text:p text:style-name="P3">未开放：显示一个锁</text:p>
      <text:p text:style-name="P2"><draw:frame draw:style-name="fr2" draw:name="图形5" text:anchor-type="paragraph" svg:width="13.787cm" svg:height="17.464cm" draw:z-index="4"><draw:image xlink:href="Pictures/20000007000035DA0000443870DBCF40.svm" xlink:type="simple" xlink:show="embed" xlink:actuate="onLoad"/></draw:frame><text:soft-page-break/></text:p>
      <text:p text:style-name="Standard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2T10:32:51.71</meta:creation-date>
    <dc:date>2018-11-06T10:44:51.47</dc:date>
    <meta:editing-duration>PT6H59M46S</meta:editing-duration>
    <meta:editing-cycles>18</meta:editing-cycles>
    <meta:generator>OpenOffice/4.1.5$Win32 OpenOffice.org_project/415m1$Build-9789</meta:generator>
    <meta:document-statistic meta:table-count="0" meta:image-count="6" meta:object-count="0" meta:page-count="5" meta:paragraph-count="45" meta:word-count="985" meta:character-count="1017"/>
  </office:meta>
</office:document-meta>
</file>